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ES" officeooo:rsid="000e9ffb" officeooo:paragraph-rsid="000e9ffb"/>
    </style:style>
    <style:style style:name="P2" style:family="paragraph" style:parent-style-name="Standard">
      <style:paragraph-properties fo:line-height="115%"/>
      <style:text-properties fo:language="es" fo:country="ES" officeooo:rsid="000e9ffb" officeooo:paragraph-rsid="000e9ffb"/>
    </style:style>
    <style:style style:name="P3" style:family="paragraph" style:parent-style-name="Standard" style:list-style-name="L1">
      <style:paragraph-properties fo:line-height="115%"/>
      <style:text-properties fo:language="es" fo:country="ES" officeooo:rsid="000e9ffb" officeooo:paragraph-rsid="000e9ffb"/>
    </style:style>
    <style:style style:name="P4" style:family="paragraph" style:parent-style-name="Standard" style:list-style-name="L1">
      <style:paragraph-properties fo:line-height="115%"/>
      <style:text-properties fo:language="es" fo:country="ES" officeooo:rsid="000fc9cd" officeooo:paragraph-rsid="000fc9cd"/>
    </style:style>
    <style:style style:name="P5" style:family="paragraph" style:parent-style-name="Standard">
      <style:paragraph-properties fo:line-height="115%"/>
      <style:text-properties fo:language="es" fo:country="ES" officeooo:rsid="000fc9cd" officeooo:paragraph-rsid="000fc9cd"/>
    </style:style>
    <style:style style:name="P6" style:family="paragraph" style:parent-style-name="Standard" style:list-style-name="L2">
      <style:paragraph-properties fo:line-height="115%"/>
      <style:text-properties fo:language="es" fo:country="ES" officeooo:rsid="000fc9cd" officeooo:paragraph-rsid="000fc9cd"/>
    </style:style>
    <style:style style:name="P7" style:family="paragraph" style:parent-style-name="Standard" style:list-style-name="L2">
      <style:paragraph-properties fo:line-height="115%"/>
      <style:text-properties fo:language="es" fo:country="ES" officeooo:rsid="00118688" officeooo:paragraph-rsid="00118688"/>
    </style:style>
    <style:style style:name="P8" style:family="paragraph" style:parent-style-name="Standard">
      <style:paragraph-properties fo:line-height="115%"/>
      <style:text-properties fo:language="es" fo:country="ES" officeooo:rsid="00118688" officeooo:paragraph-rsid="00118688"/>
    </style:style>
    <style:style style:name="P9" style:family="paragraph" style:parent-style-name="Standard" style:list-style-name="L3">
      <style:paragraph-properties fo:line-height="115%"/>
      <style:text-properties fo:language="es" fo:country="ES" officeooo:rsid="00118688" officeooo:paragraph-rsid="00118688"/>
    </style:style>
    <style:style style:name="P10" style:family="paragraph" style:parent-style-name="Standard" style:list-style-name="L4">
      <style:paragraph-properties fo:line-height="115%"/>
      <style:text-properties fo:language="es" fo:country="ES" officeooo:rsid="00118688" officeooo:paragraph-rsid="00118688"/>
    </style:style>
    <style:style style:name="P11" style:family="paragraph" style:parent-style-name="Standard" style:list-style-name="L4">
      <style:paragraph-properties fo:line-height="115%"/>
      <style:text-properties fo:language="es" fo:country="ES" officeooo:rsid="0012af53" officeooo:paragraph-rsid="0012af53"/>
    </style:style>
    <style:style style:name="P12" style:family="paragraph" style:parent-style-name="Standard">
      <style:paragraph-properties fo:line-height="115%"/>
      <style:text-properties fo:language="es" fo:country="ES" officeooo:rsid="0012af53" officeooo:paragraph-rsid="0012af53"/>
    </style:style>
    <style:style style:name="P13" style:family="paragraph" style:parent-style-name="Standard" style:list-style-name="L4">
      <style:paragraph-properties fo:line-height="115%"/>
      <style:text-properties fo:language="es" fo:country="ES" officeooo:rsid="00118688" officeooo:paragraph-rsid="0012af53"/>
    </style:style>
    <style:style style:name="P14" style:family="paragraph" style:parent-style-name="Standard">
      <style:paragraph-properties fo:line-height="115%"/>
      <style:text-properties fo:language="es" fo:country="ES" officeooo:rsid="00118688" officeooo:paragraph-rsid="0012af53"/>
    </style:style>
    <style:style style:name="P15" style:family="paragraph" style:parent-style-name="Standard">
      <style:text-properties fo:language="es" fo:country="ES" officeooo:rsid="000fc9cd" officeooo:paragraph-rsid="000fc9cd"/>
    </style:style>
    <style:style style:name="T1" style:family="text">
      <style:text-properties officeooo:rsid="000fc9cd"/>
    </style:style>
    <style:style style:name="T2" style:family="text">
      <style:text-properties officeooo:rsid="0012af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ipos de empresas del sector productivo en función del tipo de producto o servicio</text:p>
      <text:p text:style-name="P1">que ofrecen.</text:p>
      <text:p text:style-name="P1"/>
      <text:p text:style-name="P1">Mi empresa va a ser la federación española de kárate, pertenece al sector deportivo y regula, organiza y promociona el k<text:span text:style-name="T1">á</text:span>rate a nivel nacional.</text:p>
      <text:p text:style-name="P1"/>
      <text:p text:style-name="P2">Las empresas que puede haber en este sector productivo pueden ser:</text:p>
      <text:list text:style-name="L1">
        <text:list-item>
          <text:p text:style-name="P3"><text:span text:style-name="T1">Otras federaciones nacionales o las federaciones de las comunidades autónomas</text:span></text:p>
        </text:list-item>
        <text:list-item>
          <text:p text:style-name="P4">Escuelas de kárate</text:p>
        </text:list-item>
        <text:list-item>
          <text:p text:style-name="P4">Empresas de organización de eventos o empresas distribuidoras de material deportivo</text:p>
        </text:list-item>
      </text:list>
      <text:p text:style-name="P5"/>
      <text:p text:style-name="P5">2. Necesidades más demandadas de las empresas y proyectos destinados a</text:p>
      <text:p text:style-name="P5">satisfacerlas</text:p>
      <text:p text:style-name="P5"/>
      <text:list text:style-name="L2">
        <text:list-item>
          <text:p text:style-name="P6">Digitalización de procesos</text:p>
          <text:list>
            <text:list-item>
              <text:p text:style-name="P6">Gestión automatizada de inscripciones</text:p>
            </text:list-item>
            <text:list-item>
              <text:p text:style-name="P6">Pagos online</text:p>
            </text:list-item>
          </text:list>
        </text:list-item>
      </text:list>
      <text:p text:style-name="P5"/>
      <text:list text:continue-numbering="true" text:style-name="L2">
        <text:list-item>
          <text:p text:style-name="P6">Mejora de la experiencia en competiciones </text:p>
          <text:list>
            <text:list-item>
              <text:p text:style-name="P6">Información en tiempo real para espectadores y participantes </text:p>
            </text:list-item>
          </text:list>
        </text:list-item>
      </text:list>
      <text:p text:style-name="P5"/>
      <text:list text:continue-numbering="true" text:style-name="L2">
        <text:list-item>
          <text:p text:style-name="P7">Comunicaciones en tiempo real</text:p>
          <text:list>
            <text:list-item>
              <text:p text:style-name="P7">Notificaciones automáticas de cambios o actualizaciones </text:p>
            </text:list-item>
          </text:list>
        </text:list-item>
      </text:list>
      <text:p text:style-name="P8"/>
      <text:p text:style-name="P8">Proyectos destinados a satisfacer estas necesidades:</text:p>
      <text:list xml:id="list1724109288" text:style-name="L3">
        <text:list-item>
          <text:p text:style-name="P9">Talento web: Es un web para campeonatos pero incompleta ya que lo unico de lo que informa son sorteos y horarios, y no de manera dinámica.</text:p>
        </text:list-item>
      </text:list>
      <text:p text:style-name="P8"/>
      <text:p text:style-name="P8"/>
      <text:p text:style-name="P8"/>
      <text:p text:style-name="P8">3.Oportunidades de negocio previsibles en el sector</text:p>
      <text:p text:style-name="P8">Para mi proyecto las oportunidades que puedo ver que en un futuro evolucione, y consiga patrocinadores de marcas de equipamiento, que alguna otra federación de otro país se interese en mi programa para su federación.</text:p>
      <text:p text:style-name="P8"/>
      <text:p text:style-name="P8">4.Informe de prevención de riesgos laborales y aplicación del mismo</text:p>
      <text:list text:style-name="L4">
        <text:list-item>
          <text:p text:style-name="P10">Riesgos del personal administrativo </text:p>
          <text:list>
            <text:list-item>
              <text:p text:style-name="P10">Malas posturas y un horario prolongado delante del <text:span text:style-name="T2">ordenador</text:span></text:p>
            </text:list-item>
          </text:list>
        </text:list-item>
      </text:list>
      <text:p text:style-name="P8"/>
      <text:p text:style-name="P8"/>
      <text:p text:style-name="P8"/>
      <text:list text:continue-numbering="true" text:style-name="L4">
        <text:list-item>
          <text:p text:style-name="P11"><text:soft-page-break/>Riesgos del personal técnico y árbitros: </text:p>
          <text:list>
            <text:list-item>
              <text:p text:style-name="P11">Frecuentes desplazamiento por competiciones</text:p>
            </text:list-item>
            <text:list-item>
              <text:p text:style-name="P11">Exposición a gran nivel de ruido en pabellones</text:p>
            </text:list-item>
            <text:list-item>
              <text:p text:style-name="P11">Altas temperaturas en pabellones</text:p>
            </text:list-item>
          </text:list>
        </text:list-item>
      </text:list>
      <text:p text:style-name="P12"/>
      <text:list text:continue-numbering="true" text:style-name="L4">
        <text:list-item>
          <text:p text:style-name="P11">Riesgos de mi proyecto</text:p>
          <text:list>
            <text:list-item>
              <text:p text:style-name="P13">Malas posturas y un horario prolongado delante del <text:span text:style-name="T2">ordenador</text:span></text:p>
            </text:list-item>
          </text:list>
        </text:list-item>
      </text:list>
      <text:p text:style-name="P14"/>
      <text:list text:continue-numbering="true" text:style-name="L4">
        <text:list-item>
          <text:p text:style-name="P11">Medidas preventivas a tener en cuenta</text:p>
          <text:list>
            <text:list-item>
              <text:p text:style-name="P11">Medidas organizativas (pausas en trabajo con ordenador, formación sobre ergonomía)</text:p>
            </text:list-item>
            <text:list-item>
              <text:p text:style-name="P11">Medidas técnicas (buena iluminación en oficinas)</text:p>
            </text:list-item>
            <text:list-item>
              <text:p text:style-name="P11">Medidas de protección individual (formación en primeros auxilios)</text:p>
            </text:list-item>
          </text:list>
        </text:list-item>
      </text:list>
      <text:p text:style-name="P8"/>
      <text:list text:continue-list="list1724109288" text:style-name="L3">
        <text:list-header>
          <text:p text:style-name="P9"/>
        </text:list-header>
      </text:list>
      <text:p text:style-name="P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/>
    </style:style>
    <style:style style:name="MT1" style:family="text">
      <style:text-properties officeooo:rsid="000e9ff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Proyecto<text:tab/>Ramón Martin Españ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3:06:25.105633200</meta:creation-date>
    <dc:date>2025-09-28T13:46:46.581642600</dc:date>
    <meta:editing-duration>PT6M51S</meta:editing-duration>
    <meta:editing-cycles>1</meta:editing-cycles>
    <meta:document-statistic meta:table-count="0" meta:image-count="0" meta:object-count="0" meta:page-count="2" meta:paragraph-count="35" meta:word-count="311" meta:character-count="1979" meta:non-whitespace-character-count="1720"/>
    <meta:generator>LibreOffice/25.2.5.2$Windows_X86_64 LibreOffice_project/03d19516eb2e1dd5d4ccd751a0d6f35f35e08022</meta:generator>
  </office:meta>
</office:document-meta>
</file>